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c34a" officeooo:paragraph-rsid="0008c34a"/>
    </style:style>
    <style:style style:name="P2" style:family="paragraph" style:parent-style-name="Table_20_Contents">
      <style:text-properties officeooo:rsid="0008c34a" officeooo:paragraph-rsid="0008c34a"/>
    </style:style>
    <style:style style:name="P3" style:family="paragraph" style:parent-style-name="Standard">
      <style:text-properties officeooo:rsid="0008c34a" officeooo:paragraph-rsid="0008c34a"/>
    </style:style>
    <style:style style:name="P4" style:family="paragraph" style:parent-style-name="Standard">
      <style:text-properties officeooo:rsid="0009b457" officeooo:paragraph-rsid="0009b457"/>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4950</text:p>
      <text:p text:style-name="P4">Nicholas Moss</text:p>
      <text:p text:style-name="P1"/>
      <text:p text:style-name="P1">The Macro System: </text:p>
      <text:p text:style-name="P1"/>
      <text:p text:style-name="P1"/>
      <text:p text:style-name="P1"><text:tab/>The interpreter is designed so that any macro system can be loaded in before run time. To do this simply change the “load” statement to the file containing the macro system. Any macro system has to adhere to the following API:</text:p>
      <text:p text:style-name="P1"/>
      <text:p text:style-name="P1"><text:tab/></text:p>
      <table:table table:name="Table1" table:style-name="Table1">
        <table:table-column table:style-name="Table1.A"/>
        <table:table-column table:style-name="Table1.B"/>
        <table:table-row>
          <table:table-cell table:style-name="Table1.A1" office:value-type="string">
            <text:p text:style-name="P2">scheme-macro</text:p>
          </table:table-cell>
          <table:table-cell table:style-name="Table1.B1" office:value-type="string">
            <text:p text:style-name="P2">Returns true if a given expression is a macro expression, nil otherwise</text:p>
          </table:table-cell>
        </table:table-row>
        <table:table-row>
          <table:table-cell table:style-name="Table1.A2" office:value-type="string">
            <text:p text:style-name="P2">macro-expand</text:p>
          </table:table-cell>
          <table:table-cell table:style-name="Table1.B2" office:value-type="string">
            <text:p text:style-name="P2">Given a macro expression, generates valid Scheme code which is then given to the interpreter.</text:p>
          </table:table-cell>
        </table:table-row>
        <table:table-row>
          <table:table-cell table:style-name="Table1.A2" office:value-type="string">
            <text:p text:style-name="P2">define-syntax</text:p>
          </table:table-cell>
          <table:table-cell table:style-name="Table1.B2" office:value-type="string">
            <text:p text:style-name="P2">Enable users to define their own macros. </text:p>
          </table:table-cell>
        </table:table-row>
      </table:table>
      <text:p text:style-name="P1"/>
      <text:p text:style-name="P1">Of course the macro system may support additional functions, but it must have these main three. If you are looking for a system that has a lot of convenient macros check out Peter Norvig's system from <text:span text:style-name="T1">The Paradigms of Artificial Intelligence Programming.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9T14:05:22.111970130</meta:creation-date>
    <dc:date>2014-07-29T14:32:25.421335464</dc:date>
    <meta:editing-duration>P0D</meta:editing-duration>
    <meta:editing-cycles>2</meta:editing-cycles>
    <meta:generator>LibreOffice/4.2.4.2$Linux_X86_64 LibreOffice_project/420$Build-2</meta:generator>
    <meta:document-statistic meta:table-count="1" meta:image-count="0" meta:object-count="0" meta:page-count="1" meta:paragraph-count="13" meta:word-count="126" meta:character-count="763" meta:non-whitespace-character-count="642"/>
  </office:meta>
</office:document-meta>
</file>